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f89" officeooo:paragraph-rsid="0019af89"/>
    </style:style>
    <style:style style:name="P2" style:family="paragraph" style:parent-style-name="Standard">
      <style:text-properties officeooo:rsid="0019f1e2" officeooo:paragraph-rsid="0019f1e2"/>
    </style:style>
    <style:style style:name="P3" style:family="paragraph" style:parent-style-name="Standard">
      <style:text-properties fo:font-weight="bold" officeooo:rsid="0019f1e2" officeooo:paragraph-rsid="0019f1e2" style:font-weight-asian="bold" style:font-weight-complex="bold"/>
    </style:style>
    <style:style style:name="P4" style:family="paragraph" style:parent-style-name="Standard">
      <style:text-properties fo:font-weight="normal" officeooo:rsid="0019f1e2" officeooo:paragraph-rsid="0019f1e2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9f1e2" officeooo:paragraph-rsid="0019f1e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1a4f68" officeooo:paragraph-rsid="001a4f68"/>
    </style:style>
    <style:style style:name="P7" style:family="paragraph" style:parent-style-name="Standard">
      <style:text-properties fo:language="en" fo:country="US" fo:font-weight="normal" officeooo:rsid="0019f1e2" officeooo:paragraph-rsid="0019f1e2" style:font-size-asian="10.5p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19f1e2" officeooo:paragraph-rsid="001a4f68" style:font-size-asian="10.5p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19f1e2" officeooo:paragraph-rsid="001a4f68" style:font-weight-asian="normal" style:font-weight-complex="normal"/>
    </style:style>
    <style:style style:name="P10" style:family="paragraph" style:parent-style-name="Standard" style:list-style-name="L1">
      <style:text-properties fo:language="en" fo:country="US" fo:font-weight="normal" officeooo:rsid="0019f1e2" officeooo:paragraph-rsid="001a4f6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19af89" officeooo:paragraph-rsid="001a4f68"/>
    </style:style>
    <style:style style:name="P12" style:family="paragraph" style:parent-style-name="Standard">
      <style:text-properties fo:language="en" fo:country="US" officeooo:rsid="0019af89" officeooo:paragraph-rsid="001a4f68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4f68" officeooo:paragraph-rsid="001a4f68"/>
    </style:style>
    <style:style style:name="P14" style:family="paragraph" style:parent-style-name="Standard">
      <style:text-properties fo:language="en" fo:country="US" fo:font-weight="bold" officeooo:rsid="0019f1e2" officeooo:paragraph-rsid="001a4f68" style:font-weight-asian="bold" style:font-weight-complex="bold"/>
    </style:style>
    <style:style style:name="P15" style:family="paragraph" style:parent-style-name="Standard">
      <style:text-properties fo:language="en" fo:country="US" officeooo:rsid="0019f1e2" officeooo:paragraph-rsid="001a4f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f68" style:font-weight-asian="bold" style:font-weight-complex="bold"/>
    </style:style>
    <style:style style:name="T3" style:family="text">
      <style:text-properties officeooo:rsid="001a4f68"/>
    </style:style>
    <style:style style:name="T4" style:family="text">
      <style:text-properties fo:language="en" fo:country="US" officeooo:rsid="001a4f68" style:font-size-asian="10.5pt"/>
    </style:style>
    <style:style style:name="T5" style:family="text">
      <style:text-properties fo:language="en" fo:country="US" officeooo:rsid="001a4f68"/>
    </style:style>
    <style:style style:name="T6" style:family="text">
      <style:text-properties officeooo:rsid="001a4f68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agan Way</text:p>
      <text:p text:style-name="P12"/>
      <text:p text:style-name="P13"><text:span text:style-name="T1">Start by Layout</text:span></text:p>
      <text:p text:style-name="P14">-<text:span text:style-name="T3">Sections</text:span>:</text:p>
      <text:p text:style-name="P15"/>
      <text:p text:style-name="P9">Music</text:p>
      <text:list xml:id="list7228831802337322262" text:style-name="L1">
        <text:list-item>
          <text:p text:style-name="P10">Genres <text:span text:style-name="T3">(genres from folk/medieval rock, until folk black metal)</text:span></text:p>
        </text:list-item>
        <text:list-item>
          <text:p text:style-name="P10">Civilization <text:span text:style-name="T3">(bands from civilizations costumes, something like a filter)</text:span></text:p>
        </text:list-item>
      </text:list>
      <text:p text:style-name="P9">History <text:span text:style-name="T3">(history from the civilizations)</text:span></text:p>
      <text:p text:style-name="P9">Culture <text:span text:style-name="T3">(something about the culture and </text:span><text:span text:style-name="T6">religiosity</text:span><text:span text:style-name="T3">)</text:span></text:p>
      <text:p text:style-name="P8"/>
      <text:p text:style-name="P8"/>
      <text:p text:style-name="P8">-<text:span text:style-name="T2">Create a DB</text:span></text:p>
      <text:p text:style-name="P8"><text:span text:style-name="T2">-Implement all the bands with JSON</text:span></text:p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7:33:31.526779692</meta:creation-date>
    <dc:date>2015-12-26T17:57:24.073803841</dc:date>
    <meta:editing-duration>PT8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48" meta:character-count="318" meta:non-whitespace-character-count="282"/>
  </office:meta>
</office:document-meta>
</file>